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82cm" table:align="left"/>
    </style:style>
    <style:style style:name="Table1.A" style:family="table-column">
      <style:table-column-properties style:column-width="2.639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359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" fo:font-size="20.25pt" fo:font-style="normal" style:text-underline-style="none" fo:font-weight="bold" officeooo:paragraph-rsid="0005b078" style:text-blinking="false" fo:background-color="transparen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20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able_20_Contents">
      <style:paragraph-properties fo:margin-top="0cm" fo:margin-bottom="0.499cm" style:contextual-spacing="false"/>
    </style:style>
    <style:style style:name="P17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19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05b078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2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2pt" fo:font-style="italic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e198b8a8-fbb6-c898-f11e-973b2fed9599"/><text:span text:style-name="T1">Especificação de Requisitos</text:span></text:p>
      <text:p text:style-name="P5">Jogo Batalha de Reis</text:p>
      <text:p text:style-name="Text_20_body"/>
      <text:p text:style-name="P9">Especificação de Requisitos de Software</text:p>
      <text:p text:style-name="Text_20_body"/>
      <text:p text:style-name="P10">Versão 1.0</text:p>
      <text:p text:style-name="P10">24/03/2014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Versão</text:p>
          </table:table-cell>
          <table:table-cell table:style-name="Table1.A1" office:value-type="string">
            <text:p text:style-name="P17">Autores</text:p>
          </table:table-cell>
          <table:table-cell table:style-name="Table1.A1" office:value-type="string">
            <text:p text:style-name="P17">Data</text:p>
          </table:table-cell>
          <table:table-cell table:style-name="Table1.A1" office:value-type="string">
            <text:p text:style-name="P17">Ação</text:p>
          </table:table-cell>
        </table:table-row>
        <table:table-row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8">Daniel Amato Zabotti</text:p>
            <text:p text:style-name="P16"/>
            <text:p text:style-name="P18">João Matheus Piai Santos </text:p>
          </table:table-cell>
          <table:table-cell table:style-name="Table1.A1" office:value-type="string">
            <text:p text:style-name="P19">24/03/2014</text:p>
          </table:table-cell>
          <table:table-cell table:style-name="Table1.A1" office:value-type="string">
            <text:p text:style-name="P18">Estabelecimento dos requisitos</text:p>
          </table:table-cell>
        </table:table-row>
      </table:table>
      <text:p text:style-name="Text_20_body"/>
      <text:p text:style-name="P6">Conteúdo:</text:p>
      <text:p text:style-name="P11"><text:span text:style-name="T2">1.</text:span><text:span text:style-name="T6"> </text:span><text:span text:style-name="T2">Introdução;</text:span></text:p>
      <text:p text:style-name="P11"><text:span text:style-name="T2">2.</text:span><text:span text:style-name="T6"> </text:span><text:span text:style-name="T2">Visão geral;</text:span></text:p>
      <text:p text:style-name="P11"><text:span text:style-name="T2">3.</text:span><text:span text:style-name="T6"> </text:span><text:span text:style-name="T2">Requisitos de software</text:span></text:p>
      <text:p text:style-name="P11"><text:span text:style-name="T2">4.</text:span><text:span text:style-name="T6"> </text:span><text:span text:style-name="T2">Esboço da interface</text:span></text:p>
      <text:p text:style-name="Text_20_body"/>
      <text:p text:style-name="P6">1. Introdução</text:p>
      <text:p text:style-name="Text_20_body"/>
      <text:p text:style-name="P11"><text:span text:style-name="T4">1.1 Objetivo </text:span><text:span text:style-name="T6"> </text:span></text:p>
      <text:p text:style-name="P2"><text:line-break/><text:line-break/></text:p>
      <text:p text:style-name="P11"><text:span text:style-name="T4">1.2 Referências</text:span><text:span text:style-name="T6"> </text:span></text:p>
      <text:p text:style-name="Text_20_body"/>
      <text:p text:style-name="P15"/>
      <text:p text:style-name="P6">2. Visão Geral</text:p>
      <text:p text:style-name="Text_20_body"/>
      <text:p text:style-name="P12">2.1 Arquitetura do programa </text:p>
      <text:p text:style-name="Text_20_body"/>
      <text:p text:style-name="P14">Sistema orientado a objetos na Linguagem Java e com conxeão em rede.</text:p>
      <text:p text:style-name="Text_20_body"/>
      <text:p text:style-name="P12">2.2 Premissa do desenvolvimento</text:p>
      <text:list xml:id="list5833510056780657027" text:style-name="L1">
        <text:list-item>
          <text:list>
            <text:list-item>
              <text:p text:style-name="P4"/>
            </text:list-item>
          </text:list>
        </text:list-item>
      </text:list>
      <text:p text:style-name="Text_20_body"/>
      <text:p text:style-name="P12">2.3 Descrição do Jogo</text:p>
      <text:p text:style-name="P2"><text:line-break/><text:line-break/><text:line-break/></text:p>
      <text:p text:style-name="P6">3. Requisitos de Software</text:p>
      <text:p text:style-name="Text_20_body"/>
      <text:p text:style-name="P7">3.1 Requisitos Funcionais</text:p>
      <text:p text:style-name="Text_20_body"/>
      <text:p text:style-name="P8"><text:span text:style-name="T4">Requisito Funcional 1 - Conexão: </text:span><text:span text:style-name="T3">o sistema deverá proporcionar ao usuário a opção de conectar-se a um servidor, para que assim seja disputada as partidas.</text:span></text:p>
      <text:p text:style-name="Text_20_body"/>
      <text:p text:style-name="P8"><text:span text:style-name="T4">Requisito Funcional 2 - Iniciar Partida: </text:span><text:span text:style-name="T3">o programa deve apresentar a opção de “Iniciar partida” após o usuário se conectar ao servidor.</text:span></text:p>
      <text:p text:style-name="Text_20_body"/>
      <text:p text:style-name="P7">Requisito Funcional 3 - </text:p>
      <text:p text:style-name="P7">Requisito Funcional 4 - </text:p>
      <text:p text:style-name="P7">Requisito Funcional 5 - </text:p>
      <text:p text:style-name="P11"><text:span text:style-name="T4">Requisito Funcional 7</text:span><text:span text:style-name="T6"> </text:span><text:span text:style-name="T3">-</text:span><text:span text:style-name="T6"> </text:span></text:p>
      <text:p text:style-name="Text_20_body"/>
      <text:p text:style-name="P12">3.2 Não Funcionais</text:p>
      <text:p text:style-name="Text_20_body"/>
      <text:p text:style-name="P11"><text:span text:style-name="T4">Requisito não funcional 1 - Especificação de projeto: </text:span><text:span text:style-name="T3">além do codigo Java, deve ser produzido especificação de projeto baseado em UML2, utilizando a ferramenta </text:span><text:span text:style-name="T5">Visual Paradigm.</text:span></text:p>
      <text:p text:style-name="P12">Requisito não funcional 2 - </text:p>
      <text:p text:style-name="P11"><text:span text:style-name="T4">Requisito não funcional 3 - </text:span><text:span text:style-name="T6"> </text:span></text:p>
      <text:p text:style-name="P11"><text:span text:style-name="T4">Requisito não funcional 4 - Conectividade: </text:span><text:span text:style-name="T3">o jogo devera ter</text:span><text:span text:style-name="T6"> </text:span><text:span text:style-name="T3">suporte a rede, utilizando a ferramenta </text:span><text:span text:style-name="T5">NetGamesNRT.</text:span></text:p>
      <text:p text:style-name="Text_20_body"/>
      <text:p text:style-name="P13">Esboço da interface gráfica</text:p>
      <text:p text:style-name="Text_20_body"><text:span text:style-name="T7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21:07:11</meta:creation-date>
    <dc:date>2014-03-25T21:08:53</dc:date>
    <meta:editing-duration>P0D</meta:editing-duration>
    <meta:editing-cycles>1</meta:editing-cycles>
    <meta:document-statistic meta:table-count="1" meta:image-count="0" meta:object-count="0" meta:page-count="2" meta:paragraph-count="45" meta:word-count="209" meta:character-count="1339" meta:non-whitespace-character-count="1154"/>
    <meta:generator>LibreOffice/4.0.3.3$Linux_X86_64 LibreOffice_project/400m0$Build-3</meta:generator>
  </office:meta>
</office:document-meta>
</file>